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verpass" svg:font-family="Overpass" style:font-family-generic="swiss" style:font-pitch="variable"/>
    <style:font-face style:name="Noto Sans Devanagari" svg:font-family="'Noto Sans Devanagari'" style:font-family-generic="system" style:font-pitch="variable"/>
    <style:font-face style:name="Overpass1" svg:font-family="Overpas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R = P*L/A</text:p>
          </table:table-cell>
          <table:table-cell office:value-type="string" calcext:value-type="string">
            <text:p>35x35x25</text:p>
          </table:table-cell>
          <table:table-cell office:value-type="string" calcext:value-type="string">
            <text:p>X = 35x25</text:p>
          </table:table-cell>
          <table:table-cell office:value-type="string" calcext:value-type="string">
            <text:p>Y = 35x25</text:p>
          </table:table-cell>
          <table:table-cell office:value-type="string" calcext:value-type="string">
            <text:p>Z = 35x35</text:p>
          </table:table-cell>
          <table:table-cell office:value-type="string" calcext:value-type="string">
            <text:p>P = 1.72*10^-8</text:p>
          </table:table-cell>
          <table:table-cell/>
          <table:table-cell table:formula="of:=9/0.15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Units are in T</text:p>
          </table:table-cell>
          <table:table-cell table:number-columns-repeated="3"/>
          <table:table-cell office:value-type="string" calcext:value-type="string">
            <text:p>Torque (N*M)</text:p>
          </table:table-cell>
          <table:table-cell office:value-type="string" calcext:value-type="string">
            <text:p>T = NIABsin(theta)</text:p>
          </table:table-cell>
          <table:table-cell/>
          <table:table-cell office:value-type="string" calcext:value-type="string">
            <text:p>Assume theta = 90</text:p>
          </table:table-cell>
        </table:table-row>
        <table:table-row table:style-name="ro1">
          <table:table-cell office:value-type="string" calcext:value-type="string">
            <text:p>Gauge of wire</text:p>
          </table:table-cell>
          <table:table-cell/>
          <table:table-cell office:value-type="string" calcext:value-type="string">
            <text:p>X turns</text:p>
          </table:table-cell>
          <table:table-cell office:value-type="string" calcext:value-type="string">
            <text:p>Y turns</text:p>
          </table:table-cell>
          <table:table-cell office:value-type="string" calcext:value-type="string">
            <text:p>Z turns</text:p>
          </table:table-cell>
          <table:table-cell office:value-type="string" calcext:value-type="string">
            <text:p>X area</text:p>
          </table:table-cell>
          <table:table-cell office:value-type="string" calcext:value-type="string">
            <text:p>Y area</text:p>
          </table:table-cell>
          <table:table-cell office:value-type="string" calcext:value-type="string">
            <text:p>Z area</text:p>
          </table:table-cell>
          <table:table-cell office:value-type="string" calcext:value-type="string">
            <text:p>X resistance</text:p>
          </table:table-cell>
          <table:table-cell office:value-type="string" calcext:value-type="string">
            <text:p>Y resistance</text:p>
          </table:table-cell>
          <table:table-cell office:value-type="string" calcext:value-type="string">
            <text:p>z resistance</text:p>
          </table:table-cell>
          <table:table-cell/>
          <table:table-cell office:value-type="string" calcext:value-type="string">
            <text:p>MagField X</text:p>
          </table:table-cell>
          <table:table-cell office:value-type="string" calcext:value-type="string">
            <text:p>MagField Y</text:p>
          </table:table-cell>
          <table:table-cell office:value-type="string" calcext:value-type="string">
            <text:p>MagField Z</text:p>
          </table:table-cell>
          <table:table-cell/>
          <table:table-cell office:value-type="string" calcext:value-type="string">
            <text:p>Torque X</text:p>
          </table:table-cell>
          <table:table-cell office:value-type="string" calcext:value-type="string">
            <text:p>Torque Y</text:p>
          </table:table-cell>
          <table:table-cell office:value-type="string" calcext:value-type="string">
            <text:p>Torque Z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35/0.254" office:value-type="float" office:value="137.795275590551" calcext:value-type="float">
            <text:p>137.795275590551</text:p>
          </table:table-cell>
          <table:table-cell table:formula="of:=35/0.254" office:value-type="float" office:value="137.795275590551" calcext:value-type="float">
            <text:p>137.795275590551</text:p>
          </table:table-cell>
          <table:table-cell table:formula="of:=25/0.254" office:value-type="float" office:value="98.4251968503937" calcext:value-type="float">
            <text:p>98.4251968503937</text:p>
          </table:table-cell>
          <table:table-cell table:formula="of:=3.14*10^-6*([.$C$3:.$C$15]*2/35)^(-2)" office:value-type="float" office:value="0.00000005064506" calcext:value-type="float">
            <text:p>5.064506E-08</text:p>
          </table:table-cell>
          <table:table-cell table:formula="of:=3.14*10^-6*([.$C$3:.$C$15]*2/35)^(-2)" office:value-type="float" office:value="0.00000005064506" calcext:value-type="float">
            <text:p>5.064506E-08</text:p>
          </table:table-cell>
          <table:table-cell table:formula="of:=3.14*10^-6*([.$E$3:.$E$15]*2/25)^-2" office:value-type="float" office:value="0.00000005064506" calcext:value-type="float">
            <text:p>5.064506E-08</text:p>
          </table:table-cell>
          <table:table-cell table:formula="of:=(1.68*10^-8)*(35*10^-3+25*10^-3)*2*[.$C$3:.$C$15]/[.$F$3:.$F$15]" office:value-type="float" office:value="5.48514061569976" calcext:value-type="float">
            <text:p>5.48514061569976</text:p>
          </table:table-cell>
          <table:table-cell table:formula="of:=(1.68*10^-8)*(35*10^-3+25*10^-3)*2*[.$C$3:.$C$15]/[.$F$3:.$F$15]" office:value-type="float" office:value="5.48514061569976" calcext:value-type="float">
            <text:p>5.48514061569976</text:p>
          </table:table-cell>
          <table:table-cell table:formula="of:=(1.68*10^-8)*(35*10^-3+35*10^-3)*2*[.$E$3:.$E$15]/[.$H$3:.$H$15]" office:value-type="float" office:value="4.57095051308313" calcext:value-type="float">
            <text:p>4.57095051308313</text:p>
          </table:table-cell>
          <table:table-cell/>
          <table:table-cell table:formula="of:=(4*3.14159*10^-7)*([.$C$3:.$C$15]/35)*(5*(1/([.$I$3:.$I$15]+0.2)))" office:value-type="float" office:value="0.00000435115519667995" calcext:value-type="float">
            <text:p>4.35115519667995E-06</text:p>
          </table:table-cell>
          <table:table-cell table:formula="of:=(4*3.14159*10^-7)*([.$C$3:.$C$15]/35)*(5*(1/([.$I$3:.$I$15]+0.2)))" office:value-type="float" office:value="0.00000435115519667995" calcext:value-type="float">
            <text:p>4.35115519667995E-06</text:p>
          </table:table-cell>
          <table:table-cell table:formula="of:=(4*3.14159*10^-7)*([.$E$3:.$E$15]/35)*(5*(1/([.$K$3:.$K$15]+0.2)))" office:value-type="float" office:value="0.0000037035041648744" calcext:value-type="float">
            <text:p>3.7035041648744E-06</text:p>
          </table:table-cell>
          <table:table-cell/>
          <table:table-cell table:formula="of:=([.$C$3:.$C$15]/35)*(5*(1/([.$I$3:.$I$15]+0.2)))*35*25*65*10^-6*10^-6" office:value-type="float" office:value="0.000000196932088378156" calcext:value-type="float">
            <text:p>1.96932088378156E-07</text:p>
          </table:table-cell>
          <table:table-cell table:formula="of:=([.$C$3:.$C$15]/35)*(5*(1/([.$I$3:.$I$15]+0.2)))*35*25*65*10^-6*10^-6" office:value-type="float" office:value="0.000000196932088378156" calcext:value-type="float">
            <text:p>1.96932088378156E-07</text:p>
          </table:table-cell>
          <table:table-cell table:formula="of:=([.$E$3:.$E$15]/35)*(5*(1/([.$K$3:.$K$15]+0.2)))*35*25*65*10^-6*10^-6" office:value-type="float" office:value="0.000000167619580671914" calcext:value-type="float">
            <text:p>1.67619580671914E-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35/0.287" office:value-type="float" office:value="121.951219512195" calcext:value-type="float">
            <text:p>121.951219512195</text:p>
          </table:table-cell>
          <table:table-cell table:formula="of:=35/0.287" office:value-type="float" office:value="121.951219512195" calcext:value-type="float">
            <text:p>121.951219512195</text:p>
          </table:table-cell>
          <table:table-cell table:formula="of:=25/0.287" office:value-type="float" office:value="87.1080139372822" calcext:value-type="float">
            <text:p>87.1080139372822</text:p>
          </table:table-cell>
          <table:table-cell table:formula="of:=3.14*10^-6*([.$C$3:.$C$15]*2/35)^(-2)" office:value-type="float" office:value="0.000000064659665" calcext:value-type="float">
            <text:p>6.4659665E-08</text:p>
          </table:table-cell>
          <table:table-cell table:formula="of:=3.14*10^-6*([.$C$3:.$C$15]*2/35)^(-2)" office:value-type="float" office:value="0.000000064659665" calcext:value-type="float">
            <text:p>6.4659665E-08</text:p>
          </table:table-cell>
          <table:table-cell table:formula="of:=3.14*10^-6*([.$E$3:.$E$15]*2/25)^-2" office:value-type="float" office:value="0.000000064659665" calcext:value-type="float">
            <text:p>6.4659665E-08</text:p>
          </table:table-cell>
          <table:table-cell table:formula="of:=(1.68*10^-8)*(35*10^-3+25*10^-3)*2*[.$C$3:.$C$15]/[.$F$3:.$F$15]" office:value-type="float" office:value="3.80227238320188" calcext:value-type="float">
            <text:p>3.80227238320188</text:p>
          </table:table-cell>
          <table:table-cell table:formula="of:=(1.68*10^-8)*(35*10^-3+25*10^-3)*2*[.$C$3:.$C$15]/[.$F$3:.$F$15]" office:value-type="float" office:value="3.80227238320188" calcext:value-type="float">
            <text:p>3.80227238320188</text:p>
          </table:table-cell>
          <table:table-cell table:formula="of:=(1.68*10^-8)*(35*10^-3+35*10^-3)*2*[.$E$3:.$E$15]/[.$H$3:.$H$15]" office:value-type="float" office:value="3.1685603193349" calcext:value-type="float">
            <text:p>3.1685603193349</text:p>
          </table:table-cell>
          <table:table-cell/>
          <table:table-cell table:formula="of:=(4*3.14159*10^-7)*([.$C$3:.$C$15]/35)*(5*(1/([.$I$3:.$I$15]+0.2)))" office:value-type="float" office:value="0.00000547004580005713" calcext:value-type="float">
            <text:p>5.47004580005713E-06</text:p>
          </table:table-cell>
          <table:table-cell table:formula="of:=(4*3.14159*10^-7)*([.$C$3:.$C$15]/35)*(5*(1/([.$I$3:.$I$15]+0.2)))" office:value-type="float" office:value="0.00000547004580005713" calcext:value-type="float">
            <text:p>5.47004580005713E-06</text:p>
          </table:table-cell>
          <table:table-cell table:formula="of:=(4*3.14159*10^-7)*([.$E$3:.$E$15]/35)*(5*(1/([.$K$3:.$K$15]+0.2)))" office:value-type="float" office:value="0.0000046422148940769" calcext:value-type="float">
            <text:p>4.6422148940769E-06</text:p>
          </table:table-cell>
          <table:table-cell/>
          <table:table-cell table:formula="of:=([.$C$3:.$C$15]/35)*(5*(1/([.$I$3:.$I$15]+0.2)))*35*25*65*10^-6*10^-6" office:value-type="float" office:value="0.000000247572769583435" calcext:value-type="float">
            <text:p>2.47572769583435E-07</text:p>
          </table:table-cell>
          <table:table-cell table:formula="of:=([.$C$3:.$C$15]/35)*(5*(1/([.$I$3:.$I$15]+0.2)))*35*25*65*10^-6*10^-6" office:value-type="float" office:value="0.000000247572769583435" calcext:value-type="float">
            <text:p>2.47572769583435E-07</text:p>
          </table:table-cell>
          <table:table-cell table:formula="of:=([.$E$3:.$E$15]/35)*(5*(1/([.$K$3:.$K$15]+0.2)))*35*25*65*10^-6*10^-6" office:value-type="float" office:value="0.0000002101053702907" calcext:value-type="float">
            <text:p>2.101053702907E-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35/0.32004" office:value-type="float" office:value="109.361329833771" calcext:value-type="float">
            <text:p>109.361329833771</text:p>
          </table:table-cell>
          <table:table-cell table:formula="of:=35/0.32004" office:value-type="float" office:value="109.361329833771" calcext:value-type="float">
            <text:p>109.361329833771</text:p>
          </table:table-cell>
          <table:table-cell table:formula="of:=25/0.32004" office:value-type="float" office:value="78.1152355955505" calcext:value-type="float">
            <text:p>78.1152355955505</text:p>
          </table:table-cell>
          <table:table-cell table:formula="of:=3.14*10^-6*([.$C$3:.$C$15]*2/35)^(-2)" office:value-type="float" office:value="0.000000080404097256" calcext:value-type="float">
            <text:p>8.0404097256E-08</text:p>
          </table:table-cell>
          <table:table-cell table:formula="of:=3.14*10^-6*([.$C$3:.$C$15]*2/35)^(-2)" office:value-type="float" office:value="0.000000080404097256" calcext:value-type="float">
            <text:p>8.0404097256E-08</text:p>
          </table:table-cell>
          <table:table-cell table:formula="of:=3.14*10^-6*([.$E$3:.$E$15]*2/25)^-2" office:value-type="float" office:value="0.000000080404097256" calcext:value-type="float">
            <text:p>8.0404097256E-08</text:p>
          </table:table-cell>
          <table:table-cell table:formula="of:=(1.68*10^-8)*(35*10^-3+25*10^-3)*2*[.$C$3:.$C$15]/[.$F$3:.$F$15]" office:value-type="float" office:value="2.74205480154719" calcext:value-type="float">
            <text:p>2.74205480154719</text:p>
          </table:table-cell>
          <table:table-cell table:formula="of:=(1.68*10^-8)*(35*10^-3+25*10^-3)*2*[.$C$3:.$C$15]/[.$F$3:.$F$15]" office:value-type="float" office:value="2.74205480154719" calcext:value-type="float">
            <text:p>2.74205480154719</text:p>
          </table:table-cell>
          <table:table-cell table:formula="of:=(1.68*10^-8)*(35*10^-3+35*10^-3)*2*[.$E$3:.$E$15]/[.$H$3:.$H$15]" office:value-type="float" office:value="2.28504566795599" calcext:value-type="float">
            <text:p>2.28504566795599</text:p>
          </table:table-cell>
          <table:table-cell/>
          <table:table-cell table:formula="of:=(4*3.14159*10^-7)*([.$C$3:.$C$15]/35)*(5*(1/([.$I$3:.$I$15]+0.2)))" office:value-type="float" office:value="0.0000066730515792043" calcext:value-type="float">
            <text:p>6.6730515792043E-06</text:p>
          </table:table-cell>
          <table:table-cell table:formula="of:=(4*3.14159*10^-7)*([.$C$3:.$C$15]/35)*(5*(1/([.$I$3:.$I$15]+0.2)))" office:value-type="float" office:value="0.0000066730515792043" calcext:value-type="float">
            <text:p>6.6730515792043E-06</text:p>
          </table:table-cell>
          <table:table-cell table:formula="of:=(4*3.14159*10^-7)*([.$E$3:.$E$15]/35)*(5*(1/([.$K$3:.$K$15]+0.2)))" office:value-type="float" office:value="0.00000564303611706668" calcext:value-type="float">
            <text:p>5.64303611706668E-06</text:p>
          </table:table-cell>
          <table:table-cell/>
          <table:table-cell table:formula="of:=([.$C$3:.$C$15]/35)*(5*(1/([.$I$3:.$I$15]+0.2)))*35*25*65*10^-6*10^-6" office:value-type="float" office:value="0.000000302020480526775" calcext:value-type="float">
            <text:p>3.02020480526775E-07</text:p>
          </table:table-cell>
          <table:table-cell table:formula="of:=([.$C$3:.$C$15]/35)*(5*(1/([.$I$3:.$I$15]+0.2)))*35*25*65*10^-6*10^-6" office:value-type="float" office:value="0.000000302020480526775" calcext:value-type="float">
            <text:p>3.02020480526775E-07</text:p>
          </table:table-cell>
          <table:table-cell table:formula="of:=([.$E$3:.$E$15]/35)*(5*(1/([.$K$3:.$K$15]+0.2)))*35*25*65*10^-6*10^-6" office:value-type="float" office:value="0.000000255402263788533" calcext:value-type="float">
            <text:p>2.55402263788533E-0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35/0.36068" office:value-type="float" office:value="97.0389264722191" calcext:value-type="float">
            <text:p>97.0389264722191</text:p>
          </table:table-cell>
          <table:table-cell table:formula="of:=35/0.36068" office:value-type="float" office:value="97.0389264722191" calcext:value-type="float">
            <text:p>97.0389264722191</text:p>
          </table:table-cell>
          <table:table-cell table:formula="of:=25/0.36068" office:value-type="float" office:value="69.3135189087279" calcext:value-type="float">
            <text:p>69.3135189087279</text:p>
          </table:table-cell>
          <table:table-cell table:formula="of:=3.14*10^-6*([.$C$3:.$C$15]*2/35)^(-2)" office:value-type="float" office:value="0.000000102120698984" calcext:value-type="float">
            <text:p>1.02120698984E-07</text:p>
          </table:table-cell>
          <table:table-cell table:formula="of:=3.14*10^-6*([.$C$3:.$C$15]*2/35)^(-2)" office:value-type="float" office:value="0.000000102120698984" calcext:value-type="float">
            <text:p>1.02120698984E-07</text:p>
          </table:table-cell>
          <table:table-cell table:formula="of:=3.14*10^-6*([.$E$3:.$E$15]*2/25)^-2" office:value-type="float" office:value="0.000000102120698984" calcext:value-type="float">
            <text:p>1.02120698984E-07</text:p>
          </table:table-cell>
          <table:table-cell table:formula="of:=(1.68*10^-8)*(35*10^-3+25*10^-3)*2*[.$C$3:.$C$15]/[.$F$3:.$F$15]" office:value-type="float" office:value="1.91567897315944" calcext:value-type="float">
            <text:p>1.91567897315944</text:p>
          </table:table-cell>
          <table:table-cell table:formula="of:=(1.68*10^-8)*(35*10^-3+25*10^-3)*2*[.$C$3:.$C$15]/[.$F$3:.$F$15]" office:value-type="float" office:value="1.91567897315944" calcext:value-type="float">
            <text:p>1.91567897315944</text:p>
          </table:table-cell>
          <table:table-cell table:formula="of:=(1.68*10^-8)*(35*10^-3+35*10^-3)*2*[.$E$3:.$E$15]/[.$H$3:.$H$15]" office:value-type="float" office:value="1.59639914429954" calcext:value-type="float">
            <text:p>1.59639914429954</text:p>
          </table:table-cell>
          <table:table-cell/>
          <table:table-cell table:formula="of:=(4*3.14159*10^-7)*([.$C$3:.$C$15]/35)*(5*(1/([.$I$3:.$I$15]+0.2)))" office:value-type="float" office:value="0.0000082339394825402" calcext:value-type="float">
            <text:p>8.2339394825402E-06</text:p>
          </table:table-cell>
          <table:table-cell table:formula="of:=(4*3.14159*10^-7)*([.$C$3:.$C$15]/35)*(5*(1/([.$I$3:.$I$15]+0.2)))" office:value-type="float" office:value="0.0000082339394825402" calcext:value-type="float">
            <text:p>8.2339394825402E-06</text:p>
          </table:table-cell>
          <table:table-cell table:formula="of:=(4*3.14159*10^-7)*([.$E$3:.$E$15]/35)*(5*(1/([.$K$3:.$K$15]+0.2)))" office:value-type="float" office:value="0.00000692670298037893" calcext:value-type="float">
            <text:p>6.92670298037893E-06</text:p>
          </table:table-cell>
          <table:table-cell/>
          <table:table-cell table:formula="of:=([.$C$3:.$C$15]/35)*(5*(1/([.$I$3:.$I$15]+0.2)))*35*25*65*10^-6*10^-6" office:value-type="float" office:value="0.000000372665838054515" calcext:value-type="float">
            <text:p>3.72665838054515E-07</text:p>
          </table:table-cell>
          <table:table-cell table:formula="of:=([.$C$3:.$C$15]/35)*(5*(1/([.$I$3:.$I$15]+0.2)))*35*25*65*10^-6*10^-6" office:value-type="float" office:value="0.000000372665838054515" calcext:value-type="float">
            <text:p>3.72665838054515E-07</text:p>
          </table:table-cell>
          <table:table-cell table:formula="of:=([.$E$3:.$E$15]/35)*(5*(1/([.$K$3:.$K$15]+0.2)))*35*25*65*10^-6*10^-6" office:value-type="float" office:value="0.000000313500673233181" calcext:value-type="float">
            <text:p>3.13500673233181E-0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35/0.40386" office:value-type="float" office:value="86.6636953399693" calcext:value-type="float">
            <text:p>86.6636953399693</text:p>
          </table:table-cell>
          <table:table-cell table:formula="of:=35/0.40386" office:value-type="float" office:value="86.6636953399693" calcext:value-type="float">
            <text:p>86.6636953399693</text:p>
          </table:table-cell>
          <table:table-cell table:formula="of:=25/0.40386" office:value-type="float" office:value="61.9026395285495" calcext:value-type="float">
            <text:p>61.9026395285495</text:p>
          </table:table-cell>
          <table:table-cell table:formula="of:=3.14*10^-6*([.$C$3:.$C$15]*2/35)^(-2)" office:value-type="float" office:value="0.000000128035776186" calcext:value-type="float">
            <text:p>1.28035776186E-07</text:p>
          </table:table-cell>
          <table:table-cell table:formula="of:=3.14*10^-6*([.$C$3:.$C$15]*2/35)^(-2)" office:value-type="float" office:value="0.000000128035776186" calcext:value-type="float">
            <text:p>1.28035776186E-07</text:p>
          </table:table-cell>
          <table:table-cell table:formula="of:=3.14*10^-6*([.$E$3:.$E$15]*2/25)^-2" office:value-type="float" office:value="0.000000128035776186" calcext:value-type="float">
            <text:p>1.28035776186E-07</text:p>
          </table:table-cell>
          <table:table-cell table:formula="of:=(1.68*10^-8)*(35*10^-3+25*10^-3)*2*[.$C$3:.$C$15]/[.$F$3:.$F$15]" office:value-type="float" office:value="1.36457180180302" calcext:value-type="float">
            <text:p>1.36457180180302</text:p>
          </table:table-cell>
          <table:table-cell table:formula="of:=(1.68*10^-8)*(35*10^-3+25*10^-3)*2*[.$C$3:.$C$15]/[.$F$3:.$F$15]" office:value-type="float" office:value="1.36457180180302" calcext:value-type="float">
            <text:p>1.36457180180302</text:p>
          </table:table-cell>
          <table:table-cell table:formula="of:=(1.68*10^-8)*(35*10^-3+35*10^-3)*2*[.$E$3:.$E$15]/[.$H$3:.$H$15]" office:value-type="float" office:value="1.13714316816918" calcext:value-type="float">
            <text:p>1.13714316816918</text:p>
          </table:table-cell>
          <table:table-cell/>
          <table:table-cell table:formula="of:=(4*3.14159*10^-7)*([.$C$3:.$C$15]/35)*(5*(1/([.$I$3:.$I$15]+0.2)))" office:value-type="float" office:value="0.00000994381788511769" calcext:value-type="float">
            <text:p>9.94381788511769E-06</text:p>
          </table:table-cell>
          <table:table-cell table:formula="of:=(4*3.14159*10^-7)*([.$C$3:.$C$15]/35)*(5*(1/([.$I$3:.$I$15]+0.2)))" office:value-type="float" office:value="0.00000994381788511769" calcext:value-type="float">
            <text:p>9.94381788511769E-06</text:p>
          </table:table-cell>
          <table:table-cell table:formula="of:=(4*3.14159*10^-7)*([.$E$3:.$E$15]/35)*(5*(1/([.$K$3:.$K$15]+0.2)))" office:value-type="float" office:value="0.00000831079778124573" calcext:value-type="float">
            <text:p>8.31079778124573E-06</text:p>
          </table:table-cell>
          <table:table-cell/>
          <table:table-cell table:formula="of:=([.$C$3:.$C$15]/35)*(5*(1/([.$I$3:.$I$15]+0.2)))*35*25*65*10^-6*10^-6" office:value-type="float" office:value="0.000000450054464631022" calcext:value-type="float">
            <text:p>4.50054464631022E-07</text:p>
          </table:table-cell>
          <table:table-cell table:formula="of:=([.$C$3:.$C$15]/35)*(5*(1/([.$I$3:.$I$15]+0.2)))*35*25*65*10^-6*10^-6" office:value-type="float" office:value="0.000000450054464631022" calcext:value-type="float">
            <text:p>4.50054464631022E-07</text:p>
          </table:table-cell>
          <table:table-cell table:formula="of:=([.$E$3:.$E$15]/35)*(5*(1/([.$K$3:.$K$15]+0.2)))*35*25*65*10^-6*10^-6" office:value-type="float" office:value="0.000000376144423531039" calcext:value-type="float">
            <text:p>3.76144423531039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35/0.45466" office:value-type="float" office:value="76.9806008885761" calcext:value-type="float">
            <text:p>76.9806008885761</text:p>
          </table:table-cell>
          <table:table-cell table:formula="of:=35/0.45466" office:value-type="float" office:value="76.9806008885761" calcext:value-type="float">
            <text:p>76.9806008885761</text:p>
          </table:table-cell>
          <table:table-cell table:formula="of:=25/0.45466" office:value-type="float" office:value="54.98614349184" calcext:value-type="float">
            <text:p>54.98614349184</text:p>
          </table:table-cell>
          <table:table-cell table:formula="of:=3.14*10^-6*([.$C$3:.$C$15]*2/35)^(-2)" office:value-type="float" office:value="0.000000162271836746" calcext:value-type="float">
            <text:p>1.62271836746E-07</text:p>
          </table:table-cell>
          <table:table-cell table:formula="of:=3.14*10^-6*([.$C$3:.$C$15]*2/35)^(-2)" office:value-type="float" office:value="0.000000162271836746" calcext:value-type="float">
            <text:p>1.62271836746E-07</text:p>
          </table:table-cell>
          <table:table-cell table:formula="of:=3.14*10^-6*([.$E$3:.$E$15]*2/25)^-2" office:value-type="float" office:value="0.000000162271836746" calcext:value-type="float">
            <text:p>1.62271836746E-07</text:p>
          </table:table-cell>
          <table:table-cell table:formula="of:=(1.68*10^-8)*(35*10^-3+25*10^-3)*2*[.$C$3:.$C$15]/[.$F$3:.$F$15]" office:value-type="float" office:value="0.956376007712841" calcext:value-type="float">
            <text:p>0.956376007712841</text:p>
          </table:table-cell>
          <table:table-cell table:formula="of:=(1.68*10^-8)*(35*10^-3+25*10^-3)*2*[.$C$3:.$C$15]/[.$F$3:.$F$15]" office:value-type="float" office:value="0.956376007712841" calcext:value-type="float">
            <text:p>0.956376007712841</text:p>
          </table:table-cell>
          <table:table-cell table:formula="of:=(1.68*10^-8)*(35*10^-3+35*10^-3)*2*[.$E$3:.$E$15]/[.$H$3:.$H$15]" office:value-type="float" office:value="0.796980006427367" calcext:value-type="float">
            <text:p>0.796980006427367</text:p>
          </table:table-cell>
          <table:table-cell/>
          <table:table-cell table:formula="of:=(4*3.14159*10^-7)*([.$C$3:.$C$15]/35)*(5*(1/([.$I$3:.$I$15]+0.2)))" office:value-type="float" office:value="0.0000119507092765921" calcext:value-type="float">
            <text:p>1.19507092765921E-05</text:p>
          </table:table-cell>
          <table:table-cell table:formula="of:=(4*3.14159*10^-7)*([.$C$3:.$C$15]/35)*(5*(1/([.$I$3:.$I$15]+0.2)))" office:value-type="float" office:value="0.0000119507092765921" calcext:value-type="float">
            <text:p>1.19507092765921E-05</text:p>
          </table:table-cell>
          <table:table-cell table:formula="of:=(4*3.14159*10^-7)*([.$E$3:.$E$15]/35)*(5*(1/([.$K$3:.$K$15]+0.2)))" office:value-type="float" office:value="0.00000990098196088633" calcext:value-type="float">
            <text:p>9.90098196088633E-06</text:p>
          </table:table-cell>
          <table:table-cell/>
          <table:table-cell table:formula="of:=([.$C$3:.$C$15]/35)*(5*(1/([.$I$3:.$I$15]+0.2)))*35*25*65*10^-6*10^-6" office:value-type="float" office:value="0.000000540885817457224" calcext:value-type="float">
            <text:p>5.40885817457224E-07</text:p>
          </table:table-cell>
          <table:table-cell table:formula="of:=([.$C$3:.$C$15]/35)*(5*(1/([.$I$3:.$I$15]+0.2)))*35*25*65*10^-6*10^-6" office:value-type="float" office:value="0.000000540885817457224" calcext:value-type="float">
            <text:p>5.40885817457224E-07</text:p>
          </table:table-cell>
          <table:table-cell table:formula="of:=([.$E$3:.$E$15]/35)*(5*(1/([.$K$3:.$K$15]+0.2)))*35*25*65*10^-6*10^-6" office:value-type="float" office:value="0.000000448115722472864" calcext:value-type="float">
            <text:p>4.48115722472864E-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35/0.51054" office:value-type="float" office:value="68.5548634778862" calcext:value-type="float">
            <text:p>68.5548634778862</text:p>
          </table:table-cell>
          <table:table-cell table:formula="of:=35/0.51054" office:value-type="float" office:value="68.5548634778862" calcext:value-type="float">
            <text:p>68.5548634778862</text:p>
          </table:table-cell>
          <table:table-cell table:formula="of:=25/0.51054" office:value-type="float" office:value="48.9677596270616" calcext:value-type="float">
            <text:p>48.9677596270616</text:p>
          </table:table-cell>
          <table:table-cell table:formula="of:=3.14*10^-6*([.$C$3:.$C$15]*2/35)^(-2)" office:value-type="float" office:value="0.000000204611106906" calcext:value-type="float">
            <text:p>2.04611106906E-07</text:p>
          </table:table-cell>
          <table:table-cell table:formula="of:=3.14*10^-6*([.$C$3:.$C$15]*2/35)^(-2)" office:value-type="float" office:value="0.000000204611106906" calcext:value-type="float">
            <text:p>2.04611106906E-07</text:p>
          </table:table-cell>
          <table:table-cell table:formula="of:=3.14*10^-6*([.$E$3:.$E$15]*2/25)^-2" office:value-type="float" office:value="0.000000204611106906" calcext:value-type="float">
            <text:p>2.04611106906E-07</text:p>
          </table:table-cell>
          <table:table-cell table:formula="of:=(1.68*10^-8)*(35*10^-3+25*10^-3)*2*[.$C$3:.$C$15]/[.$F$3:.$F$15]" office:value-type="float" office:value="0.675459934024558" calcext:value-type="float">
            <text:p>0.675459934024558</text:p>
          </table:table-cell>
          <table:table-cell table:formula="of:=(1.68*10^-8)*(35*10^-3+25*10^-3)*2*[.$C$3:.$C$15]/[.$F$3:.$F$15]" office:value-type="float" office:value="0.675459934024558" calcext:value-type="float">
            <text:p>0.675459934024558</text:p>
          </table:table-cell>
          <table:table-cell table:formula="of:=(1.68*10^-8)*(35*10^-3+35*10^-3)*2*[.$E$3:.$E$15]/[.$H$3:.$H$15]" office:value-type="float" office:value="0.562883278353799" calcext:value-type="float">
            <text:p>0.562883278353799</text:p>
          </table:table-cell>
          <table:table-cell/>
          <table:table-cell table:formula="of:=(4*3.14159*10^-7)*([.$C$3:.$C$15]/35)*(5*(1/([.$I$3:.$I$15]+0.2)))" office:value-type="float" office:value="0.0000140576735028484" calcext:value-type="float">
            <text:p>1.40576735028484E-05</text:p>
          </table:table-cell>
          <table:table-cell table:formula="of:=(4*3.14159*10^-7)*([.$C$3:.$C$15]/35)*(5*(1/([.$I$3:.$I$15]+0.2)))" office:value-type="float" office:value="0.0000140576735028484" calcext:value-type="float">
            <text:p>1.40576735028484E-05</text:p>
          </table:table-cell>
          <table:table-cell table:formula="of:=(4*3.14159*10^-7)*([.$E$3:.$E$15]/35)*(5*(1/([.$K$3:.$K$15]+0.2)))" office:value-type="float" office:value="0.0000115229478428761" calcext:value-type="float">
            <text:p>1.15229478428761E-05</text:p>
          </table:table-cell>
          <table:table-cell/>
          <table:table-cell table:formula="of:=([.$C$3:.$C$15]/35)*(5*(1/([.$I$3:.$I$15]+0.2)))*35*25*65*10^-6*10^-6" office:value-type="float" office:value="0.000000636246439282737" calcext:value-type="float">
            <text:p>6.36246439282737E-07</text:p>
          </table:table-cell>
          <table:table-cell table:formula="of:=([.$C$3:.$C$15]/35)*(5*(1/([.$I$3:.$I$15]+0.2)))*35*25*65*10^-6*10^-6" office:value-type="float" office:value="0.000000636246439282737" calcext:value-type="float">
            <text:p>6.36246439282737E-07</text:p>
          </table:table-cell>
          <table:table-cell table:formula="of:=([.$E$3:.$E$15]/35)*(5*(1/([.$K$3:.$K$15]+0.2)))*35*25*65*10^-6*10^-6" office:value-type="float" office:value="0.00000052152545252848" calcext:value-type="float">
            <text:p>5.2152545252848E-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35/0.57404" office:value-type="float" office:value="60.9713608807749" calcext:value-type="float">
            <text:p>60.9713608807749</text:p>
          </table:table-cell>
          <table:table-cell table:formula="of:=35/0.57404" office:value-type="float" office:value="60.9713608807749" calcext:value-type="float">
            <text:p>60.9713608807749</text:p>
          </table:table-cell>
          <table:table-cell table:formula="of:=25/0.57404" office:value-type="float" office:value="43.5509720576963" calcext:value-type="float">
            <text:p>43.5509720576963</text:p>
          </table:table-cell>
          <table:table-cell table:formula="of:=3.14*10^-6*([.$C$3:.$C$15]*2/35)^(-2)" office:value-type="float" office:value="0.000000258674708456" calcext:value-type="float">
            <text:p>2.58674708456E-07</text:p>
          </table:table-cell>
          <table:table-cell table:formula="of:=3.14*10^-6*([.$C$3:.$C$15]*2/35)^(-2)" office:value-type="float" office:value="0.000000258674708456" calcext:value-type="float">
            <text:p>2.58674708456E-07</text:p>
          </table:table-cell>
          <table:table-cell table:formula="of:=3.14*10^-6*([.$E$3:.$E$15]*2/25)^-2" office:value-type="float" office:value="0.000000258674708456" calcext:value-type="float">
            <text:p>2.58674708456E-07</text:p>
          </table:table-cell>
          <table:table-cell table:formula="of:=(1.68*10^-8)*(35*10^-3+25*10^-3)*2*[.$C$3:.$C$15]/[.$F$3:.$F$15]" office:value-type="float" office:value="0.475184699228337" calcext:value-type="float">
            <text:p>0.475184699228337</text:p>
          </table:table-cell>
          <table:table-cell table:formula="of:=(1.68*10^-8)*(35*10^-3+25*10^-3)*2*[.$C$3:.$C$15]/[.$F$3:.$F$15]" office:value-type="float" office:value="0.475184699228337" calcext:value-type="float">
            <text:p>0.475184699228337</text:p>
          </table:table-cell>
          <table:table-cell table:formula="of:=(1.68*10^-8)*(35*10^-3+35*10^-3)*2*[.$E$3:.$E$15]/[.$H$3:.$H$15]" office:value-type="float" office:value="0.395987249356948" calcext:value-type="float">
            <text:p>0.395987249356948</text:p>
          </table:table-cell>
          <table:table-cell/>
          <table:table-cell table:formula="of:=(4*3.14159*10^-7)*([.$C$3:.$C$15]/35)*(5*(1/([.$I$3:.$I$15]+0.2)))" office:value-type="float" office:value="0.0000162111846981257" calcext:value-type="float">
            <text:p>1.62111846981257E-05</text:p>
          </table:table-cell>
          <table:table-cell table:formula="of:=(4*3.14159*10^-7)*([.$C$3:.$C$15]/35)*(5*(1/([.$I$3:.$I$15]+0.2)))" office:value-type="float" office:value="0.0000162111846981257" calcext:value-type="float">
            <text:p>1.62111846981257E-05</text:p>
          </table:table-cell>
          <table:table-cell table:formula="of:=(4*3.14159*10^-7)*([.$E$3:.$E$15]/35)*(5*(1/([.$K$3:.$K$15]+0.2)))" office:value-type="float" office:value="0.0000131181424199319" calcext:value-type="float">
            <text:p>1.31181424199319E-05</text:p>
          </table:table-cell>
          <table:table-cell/>
          <table:table-cell table:formula="of:=([.$C$3:.$C$15]/35)*(5*(1/([.$I$3:.$I$15]+0.2)))*35*25*65*10^-6*10^-6" office:value-type="float" office:value="0.000000733713764133689" calcext:value-type="float">
            <text:p>7.33713764133689E-07</text:p>
          </table:table-cell>
          <table:table-cell table:formula="of:=([.$C$3:.$C$15]/35)*(5*(1/([.$I$3:.$I$15]+0.2)))*35*25*65*10^-6*10^-6" office:value-type="float" office:value="0.000000733713764133689" calcext:value-type="float">
            <text:p>7.33713764133689E-07</text:p>
          </table:table-cell>
          <table:table-cell table:formula="of:=([.$E$3:.$E$15]/35)*(5*(1/([.$K$3:.$K$15]+0.2)))*35*25*65*10^-6*10^-6" office:value-type="float" office:value="0.000000593723520680313" calcext:value-type="float">
            <text:p>5.93723520680313E-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35/0.64516" office:value-type="float" office:value="54.250108500217" calcext:value-type="float">
            <text:p>54.250108500217</text:p>
          </table:table-cell>
          <table:table-cell table:formula="of:=35/0.64516" office:value-type="float" office:value="54.250108500217" calcext:value-type="float">
            <text:p>54.250108500217</text:p>
          </table:table-cell>
          <table:table-cell table:formula="of:=25/0.64516" office:value-type="float" office:value="38.750077500155" calcext:value-type="float">
            <text:p>38.750077500155</text:p>
          </table:table-cell>
          <table:table-cell table:formula="of:=3.14*10^-6*([.$C$3:.$C$15]*2/35)^(-2)" office:value-type="float" office:value="0.000000326741669096" calcext:value-type="float">
            <text:p>3.26741669096E-07</text:p>
          </table:table-cell>
          <table:table-cell table:formula="of:=3.14*10^-6*([.$C$3:.$C$15]*2/35)^(-2)" office:value-type="float" office:value="0.000000326741669096" calcext:value-type="float">
            <text:p>3.26741669096E-07</text:p>
          </table:table-cell>
          <table:table-cell table:formula="of:=3.14*10^-6*([.$E$3:.$E$15]*2/25)^-2" office:value-type="float" office:value="0.000000326741669096" calcext:value-type="float">
            <text:p>3.26741669096E-07</text:p>
          </table:table-cell>
          <table:table-cell table:formula="of:=(1.68*10^-8)*(35*10^-3+25*10^-3)*2*[.$C$3:.$C$15]/[.$F$3:.$F$15]" office:value-type="float" office:value="0.334723817256084" calcext:value-type="float">
            <text:p>0.334723817256084</text:p>
          </table:table-cell>
          <table:table-cell table:formula="of:=(1.68*10^-8)*(35*10^-3+25*10^-3)*2*[.$C$3:.$C$15]/[.$F$3:.$F$15]" office:value-type="float" office:value="0.334723817256084" calcext:value-type="float">
            <text:p>0.334723817256084</text:p>
          </table:table-cell>
          <table:table-cell table:formula="of:=(1.68*10^-8)*(35*10^-3+35*10^-3)*2*[.$E$3:.$E$15]/[.$H$3:.$H$15]" office:value-type="float" office:value="0.27893651438007" calcext:value-type="float">
            <text:p>0.27893651438007</text:p>
          </table:table-cell>
          <table:table-cell/>
          <table:table-cell table:formula="of:=(4*3.14159*10^-7)*([.$C$3:.$C$15]/35)*(5*(1/([.$I$3:.$I$15]+0.2)))" office:value-type="float" office:value="0.0000182130441241088" calcext:value-type="float">
            <text:p>1.82130441241088E-05</text:p>
          </table:table-cell>
          <table:table-cell table:formula="of:=(4*3.14159*10^-7)*([.$C$3:.$C$15]/35)*(5*(1/([.$I$3:.$I$15]+0.2)))" office:value-type="float" office:value="0.0000182130441241088" calcext:value-type="float">
            <text:p>1.82130441241088E-05</text:p>
          </table:table-cell>
          <table:table-cell table:formula="of:=(4*3.14159*10^-7)*([.$E$3:.$E$15]/35)*(5*(1/([.$K$3:.$K$15]+0.2)))" office:value-type="float" office:value="0.0000145246636267244" calcext:value-type="float">
            <text:p>1.45246636267244E-05</text:p>
          </table:table-cell>
          <table:table-cell/>
          <table:table-cell table:formula="of:=([.$C$3:.$C$15]/35)*(5*(1/([.$I$3:.$I$15]+0.2)))*35*25*65*10^-6*10^-6" office:value-type="float" office:value="0.000000824317371584682" calcext:value-type="float">
            <text:p>8.24317371584682E-07</text:p>
          </table:table-cell>
          <table:table-cell table:formula="of:=([.$C$3:.$C$15]/35)*(5*(1/([.$I$3:.$I$15]+0.2)))*35*25*65*10^-6*10^-6" office:value-type="float" office:value="0.000000824317371584682" calcext:value-type="float">
            <text:p>8.24317371584682E-07</text:p>
          </table:table-cell>
          <table:table-cell table:formula="of:=([.$E$3:.$E$15]/35)*(5*(1/([.$K$3:.$K$15]+0.2)))*35*25*65*10^-6*10^-6" office:value-type="float" office:value="0.000000657382283946945" calcext:value-type="float">
            <text:p>6.57382283946945E-0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35/0.7239" office:value-type="float" office:value="48.3492195054566" calcext:value-type="float">
            <text:p>48.3492195054566</text:p>
          </table:table-cell>
          <table:table-cell table:formula="of:=35/0.7239" office:value-type="float" office:value="48.3492195054566" calcext:value-type="float">
            <text:p>48.3492195054566</text:p>
          </table:table-cell>
          <table:table-cell table:formula="of:=25/0.7239" office:value-type="float" office:value="34.5351567896118" calcext:value-type="float">
            <text:p>34.5351567896118</text:p>
          </table:table-cell>
          <table:table-cell table:formula="of:=3.14*10^-6*([.$C$3:.$C$15]*2/35)^(-2)" office:value-type="float" office:value="0.00000041136449985" calcext:value-type="float">
            <text:p>4.1136449985E-07</text:p>
          </table:table-cell>
          <table:table-cell table:formula="of:=3.14*10^-6*([.$C$3:.$C$15]*2/35)^(-2)" office:value-type="float" office:value="0.00000041136449985" calcext:value-type="float">
            <text:p>4.1136449985E-07</text:p>
          </table:table-cell>
          <table:table-cell table:formula="of:=3.14*10^-6*([.$E$3:.$E$15]*2/25)^-2" office:value-type="float" office:value="0.00000041136449985" calcext:value-type="float">
            <text:p>4.1136449985E-07</text:p>
          </table:table-cell>
          <table:table-cell table:formula="of:=(1.68*10^-8)*(35*10^-3+25*10^-3)*2*[.$C$3:.$C$15]/[.$F$3:.$F$15]" office:value-type="float" office:value="0.236948075389448" calcext:value-type="float">
            <text:p>0.236948075389448</text:p>
          </table:table-cell>
          <table:table-cell table:formula="of:=(1.68*10^-8)*(35*10^-3+25*10^-3)*2*[.$C$3:.$C$15]/[.$F$3:.$F$15]" office:value-type="float" office:value="0.236948075389448" calcext:value-type="float">
            <text:p>0.236948075389448</text:p>
          </table:table-cell>
          <table:table-cell table:formula="of:=(1.68*10^-8)*(35*10^-3+35*10^-3)*2*[.$E$3:.$E$15]/[.$H$3:.$H$15]" office:value-type="float" office:value="0.197456729491207" calcext:value-type="float">
            <text:p>0.197456729491207</text:p>
          </table:table-cell>
          <table:table-cell/>
          <table:table-cell table:formula="of:=(4*3.14159*10^-7)*([.$C$3:.$C$15]/35)*(5*(1/([.$I$3:.$I$15]+0.2)))" office:value-type="float" office:value="0.0000198642006827883" calcext:value-type="float">
            <text:p>1.98642006827883E-05</text:p>
          </table:table-cell>
          <table:table-cell table:formula="of:=(4*3.14159*10^-7)*([.$C$3:.$C$15]/35)*(5*(1/([.$I$3:.$I$15]+0.2)))" office:value-type="float" office:value="0.0000198642006827883" calcext:value-type="float">
            <text:p>1.98642006827883E-05</text:p>
          </table:table-cell>
          <table:table-cell table:formula="of:=(4*3.14159*10^-7)*([.$E$3:.$E$15]/35)*(5*(1/([.$K$3:.$K$15]+0.2)))" office:value-type="float" office:value="0.0000155985070888905" calcext:value-type="float">
            <text:p>1.55985070888905E-05</text:p>
          </table:table-cell>
          <table:table-cell/>
          <table:table-cell table:formula="of:=([.$C$3:.$C$15]/35)*(5*(1/([.$I$3:.$I$15]+0.2)))*35*25*65*10^-6*10^-6" office:value-type="float" office:value="0.000000899048263644832" calcext:value-type="float">
            <text:p>8.99048263644832E-07</text:p>
          </table:table-cell>
          <table:table-cell table:formula="of:=([.$C$3:.$C$15]/35)*(5*(1/([.$I$3:.$I$15]+0.2)))*35*25*65*10^-6*10^-6" office:value-type="float" office:value="0.000000899048263644832" calcext:value-type="float">
            <text:p>8.99048263644832E-07</text:p>
          </table:table-cell>
          <table:table-cell table:formula="of:=([.$E$3:.$E$15]/35)*(5*(1/([.$K$3:.$K$15]+0.2)))*35*25*65*10^-6*10^-6" office:value-type="float" office:value="0.000000705984143921267" calcext:value-type="float">
            <text:p>7.05984143921267E-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35/0.8128" office:value-type="float" office:value="43.0610236220472" calcext:value-type="float">
            <text:p>43.0610236220472</text:p>
          </table:table-cell>
          <table:table-cell table:formula="of:=35/0.8128" office:value-type="float" office:value="43.0610236220472" calcext:value-type="float">
            <text:p>43.0610236220472</text:p>
          </table:table-cell>
          <table:table-cell table:formula="of:=25/0.8128" office:value-type="float" office:value="30.757874015748" calcext:value-type="float">
            <text:p>30.757874015748</text:p>
          </table:table-cell>
          <table:table-cell table:formula="of:=3.14*10^-6*([.$C$3:.$C$15]*2/35)^(-2)" office:value-type="float" office:value="0.0000005186054144" calcext:value-type="float">
            <text:p>5.186054144E-07</text:p>
          </table:table-cell>
          <table:table-cell table:formula="of:=3.14*10^-6*([.$C$3:.$C$15]*2/35)^(-2)" office:value-type="float" office:value="0.0000005186054144" calcext:value-type="float">
            <text:p>5.186054144E-07</text:p>
          </table:table-cell>
          <table:table-cell table:formula="of:=3.14*10^-6*([.$E$3:.$E$15]*2/25)^-2" office:value-type="float" office:value="0.0000005186054144" calcext:value-type="float">
            <text:p>5.186054144E-07</text:p>
          </table:table-cell>
          <table:table-cell table:formula="of:=(1.68*10^-8)*(35*10^-3+25*10^-3)*2*[.$C$3:.$C$15]/[.$F$3:.$F$15]" office:value-type="float" office:value="0.167393207266228" calcext:value-type="float">
            <text:p>0.167393207266228</text:p>
          </table:table-cell>
          <table:table-cell table:formula="of:=(1.68*10^-8)*(35*10^-3+25*10^-3)*2*[.$C$3:.$C$15]/[.$F$3:.$F$15]" office:value-type="float" office:value="0.167393207266228" calcext:value-type="float">
            <text:p>0.167393207266228</text:p>
          </table:table-cell>
          <table:table-cell table:formula="of:=(1.68*10^-8)*(35*10^-3+35*10^-3)*2*[.$E$3:.$E$15]/[.$H$3:.$H$15]" office:value-type="float" office:value="0.139494339388523" calcext:value-type="float">
            <text:p>0.139494339388523</text:p>
          </table:table-cell>
          <table:table-cell/>
          <table:table-cell table:formula="of:=(4*3.14159*10^-7)*([.$C$3:.$C$15]/35)*(5*(1/([.$I$3:.$I$15]+0.2)))" office:value-type="float" office:value="0.0000210409180176514" calcext:value-type="float">
            <text:p>2.10409180176514E-05</text:p>
          </table:table-cell>
          <table:table-cell table:formula="of:=(4*3.14159*10^-7)*([.$C$3:.$C$15]/35)*(5*(1/([.$I$3:.$I$15]+0.2)))" office:value-type="float" office:value="0.0000210409180176514" calcext:value-type="float">
            <text:p>2.10409180176514E-05</text:p>
          </table:table-cell>
          <table:table-cell table:formula="of:=(4*3.14159*10^-7)*([.$E$3:.$E$15]/35)*(5*(1/([.$K$3:.$K$15]+0.2)))" office:value-type="float" office:value="0.0000162642946486952" calcext:value-type="float">
            <text:p>1.62642946486952E-05</text:p>
          </table:table-cell>
          <table:table-cell/>
          <table:table-cell table:formula="of:=([.$C$3:.$C$15]/35)*(5*(1/([.$I$3:.$I$15]+0.2)))*35*25*65*10^-6*10^-6" office:value-type="float" office:value="0.0000009523061668247" calcext:value-type="float">
            <text:p>9.523061668247E-07</text:p>
          </table:table-cell>
          <table:table-cell table:formula="of:=([.$C$3:.$C$15]/35)*(5*(1/([.$I$3:.$I$15]+0.2)))*35*25*65*10^-6*10^-6" office:value-type="float" office:value="0.0000009523061668247" calcext:value-type="float">
            <text:p>9.523061668247E-07</text:p>
          </table:table-cell>
          <table:table-cell table:formula="of:=([.$E$3:.$E$15]/35)*(5*(1/([.$K$3:.$K$15]+0.2)))*35*25*65*10^-6*10^-6" office:value-type="float" office:value="0.000000736117505900309" calcext:value-type="float">
            <text:p>7.36117505900309E-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35/0.91186" office:value-type="float" office:value="38.3830851227162" calcext:value-type="float">
            <text:p>38.3830851227162</text:p>
          </table:table-cell>
          <table:table-cell table:formula="of:=35/0.91186" office:value-type="float" office:value="38.3830851227162" calcext:value-type="float">
            <text:p>38.3830851227162</text:p>
          </table:table-cell>
          <table:table-cell table:formula="of:=25/0.91186" office:value-type="float" office:value="27.4164893733687" calcext:value-type="float">
            <text:p>27.4164893733687</text:p>
          </table:table-cell>
          <table:table-cell table:formula="of:=3.14*10^-6*([.$C$3:.$C$15]*2/35)^(-2)" office:value-type="float" office:value="0.000000652718597786" calcext:value-type="float">
            <text:p>6.52718597786E-07</text:p>
          </table:table-cell>
          <table:table-cell table:formula="of:=3.14*10^-6*([.$C$3:.$C$15]*2/35)^(-2)" office:value-type="float" office:value="0.000000652718597786" calcext:value-type="float">
            <text:p>6.52718597786E-07</text:p>
          </table:table-cell>
          <table:table-cell table:formula="of:=3.14*10^-6*([.$E$3:.$E$15]*2/25)^-2" office:value-type="float" office:value="0.000000652718597786" calcext:value-type="float">
            <text:p>6.52718597786E-07</text:p>
          </table:table-cell>
          <table:table-cell table:formula="of:=(1.68*10^-8)*(35*10^-3+25*10^-3)*2*[.$C$3:.$C$15]/[.$F$3:.$F$15]" office:value-type="float" office:value="0.118550781102097" calcext:value-type="float">
            <text:p>0.118550781102097</text:p>
          </table:table-cell>
          <table:table-cell table:formula="of:=(1.68*10^-8)*(35*10^-3+25*10^-3)*2*[.$C$3:.$C$15]/[.$F$3:.$F$15]" office:value-type="float" office:value="0.118550781102097" calcext:value-type="float">
            <text:p>0.118550781102097</text:p>
          </table:table-cell>
          <table:table-cell table:formula="of:=(1.68*10^-8)*(35*10^-3+35*10^-3)*2*[.$E$3:.$E$15]/[.$H$3:.$H$15]" office:value-type="float" office:value="0.0987923175850809" calcext:value-type="float">
            <text:p>0.098792317585081</text:p>
          </table:table-cell>
          <table:table-cell/>
          <table:table-cell table:formula="of:=(4*3.14159*10^-7)*([.$C$3:.$C$15]/35)*(5*(1/([.$I$3:.$I$15]+0.2)))" office:value-type="float" office:value="0.0000216308039936341" calcext:value-type="float">
            <text:p>2.16308039936341E-05</text:p>
          </table:table-cell>
          <table:table-cell table:formula="of:=(4*3.14159*10^-7)*([.$C$3:.$C$15]/35)*(5*(1/([.$I$3:.$I$15]+0.2)))" office:value-type="float" office:value="0.0000216308039936341" calcext:value-type="float">
            <text:p>2.16308039936341E-05</text:p>
          </table:table-cell>
          <table:table-cell table:formula="of:=(4*3.14159*10^-7)*([.$E$3:.$E$15]/35)*(5*(1/([.$K$3:.$K$15]+0.2)))" office:value-type="float" office:value="0.0000164722859862028" calcext:value-type="float">
            <text:p>1.64722859862028E-05</text:p>
          </table:table-cell>
          <table:table-cell/>
          <table:table-cell table:formula="of:=([.$C$3:.$C$15]/35)*(5*(1/([.$I$3:.$I$15]+0.2)))*35*25*65*10^-6*10^-6" office:value-type="float" office:value="0.000000979004243979912" calcext:value-type="float">
            <text:p>9.79004243979912E-07</text:p>
          </table:table-cell>
          <table:table-cell table:formula="of:=([.$C$3:.$C$15]/35)*(5*(1/([.$I$3:.$I$15]+0.2)))*35*25*65*10^-6*10^-6" office:value-type="float" office:value="0.000000979004243979912" calcext:value-type="float">
            <text:p>9.79004243979912E-07</text:p>
          </table:table-cell>
          <table:table-cell table:formula="of:=([.$E$3:.$E$15]/35)*(5*(1/([.$K$3:.$K$15]+0.2)))*35*25*65*10^-6*10^-6" office:value-type="float" office:value="0.000000745531136673855" calcext:value-type="float">
            <text:p>7.45531136673855E-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35/1.02362" office:value-type="float" office:value="34.1923760770598" calcext:value-type="float">
            <text:p>34.1923760770598</text:p>
          </table:table-cell>
          <table:table-cell table:formula="of:=35/1.02362" office:value-type="float" office:value="34.1923760770598" calcext:value-type="float">
            <text:p>34.1923760770598</text:p>
          </table:table-cell>
          <table:table-cell table:formula="of:=25/1.02362" office:value-type="float" office:value="24.4231257693285" calcext:value-type="float">
            <text:p>24.4231257693285</text:p>
          </table:table-cell>
          <table:table-cell table:formula="of:=3.14*10^-6*([.$C$3:.$C$15]*2/35)^(-2)" office:value-type="float" office:value="0.000000822521354954" calcext:value-type="float">
            <text:p>8.22521354954E-07</text:p>
          </table:table-cell>
          <table:table-cell table:formula="of:=3.14*10^-6*([.$C$3:.$C$15]*2/35)^(-2)" office:value-type="float" office:value="0.000000822521354954" calcext:value-type="float">
            <text:p>8.22521354954E-07</text:p>
          </table:table-cell>
          <table:table-cell table:formula="of:=3.14*10^-6*([.$E$3:.$E$15]*2/25)^-2" office:value-type="float" office:value="0.000000822521354954" calcext:value-type="float">
            <text:p>8.22521354954E-07</text:p>
          </table:table-cell>
          <table:table-cell table:formula="of:=(1.68*10^-8)*(35*10^-3+25*10^-3)*2*[.$C$3:.$C$15]/[.$F$3:.$F$15]" office:value-type="float" office:value="0.0838055203748573" calcext:value-type="float">
            <text:p>0.083805520374857</text:p>
          </table:table-cell>
          <table:table-cell table:formula="of:=(1.68*10^-8)*(35*10^-3+25*10^-3)*2*[.$C$3:.$C$15]/[.$F$3:.$F$15]" office:value-type="float" office:value="0.0838055203748573" calcext:value-type="float">
            <text:p>0.083805520374857</text:p>
          </table:table-cell>
          <table:table-cell table:formula="of:=(1.68*10^-8)*(35*10^-3+35*10^-3)*2*[.$E$3:.$E$15]/[.$H$3:.$H$15]" office:value-type="float" office:value="0.0698379336457144" calcext:value-type="float">
            <text:p>0.069837933645714</text:p>
          </table:table-cell>
          <table:table-cell/>
          <table:table-cell table:formula="of:=(4*3.14159*10^-7)*([.$C$3:.$C$15]/35)*(5*(1/([.$I$3:.$I$15]+0.2)))" office:value-type="float" office:value="0.0000216281762481071" calcext:value-type="float">
            <text:p>2.16281762481071E-05</text:p>
          </table:table-cell>
          <table:table-cell table:formula="of:=(4*3.14159*10^-7)*([.$C$3:.$C$15]/35)*(5*(1/([.$I$3:.$I$15]+0.2)))" office:value-type="float" office:value="0.0000216281762481071" calcext:value-type="float">
            <text:p>2.16281762481071E-05</text:p>
          </table:table-cell>
          <table:table-cell table:formula="of:=(4*3.14159*10^-7)*([.$E$3:.$E$15]/35)*(5*(1/([.$K$3:.$K$15]+0.2)))" office:value-type="float" office:value="0.0000162483662797186" calcext:value-type="float">
            <text:p>1.62483662797186E-05</text:p>
          </table:table-cell>
          <table:table-cell/>
          <table:table-cell table:formula="of:=([.$C$3:.$C$15]/35)*(5*(1/([.$I$3:.$I$15]+0.2)))*35*25*65*10^-6*10^-6" office:value-type="float" office:value="0.00000097888531293954" calcext:value-type="float">
            <text:p>9.7888531293954E-07</text:p>
          </table:table-cell>
          <table:table-cell table:formula="of:=([.$C$3:.$C$15]/35)*(5*(1/([.$I$3:.$I$15]+0.2)))*35*25*65*10^-6*10^-6" office:value-type="float" office:value="0.00000097888531293954" calcext:value-type="float">
            <text:p>9.7888531293954E-07</text:p>
          </table:table-cell>
          <table:table-cell table:formula="of:=([.$E$3:.$E$15]/35)*(5*(1/([.$K$3:.$K$15]+0.2)))*35*25*65*10^-6*10^-6" office:value-type="float" office:value="0.000000735396592298006" calcext:value-type="float">
            <text:p>7.35396592298006E-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verpass" svg:font-family="Overpass" style:font-family-generic="swiss" style:font-pitch="variable"/>
    <style:font-face style:name="Noto Sans Devanagari" svg:font-family="'Noto Sans Devanagari'" style:font-family-generic="system" style:font-pitch="variable"/>
    <style:font-face style:name="Overpass1" svg:font-family="Overpas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Overpass" fo:language="en" fo:country="US" style:font-name-asian="Overpas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13:28:14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0:08.456047515</meta:creation-date>
    <dc:date>2019-04-23T12:52:06.861000000</dc:date>
    <meta:editing-duration>PT3H25M34S</meta:editing-duration>
    <meta:editing-cycles>12</meta:editing-cycles>
    <meta:generator>LibreOffice/5.3.0.3$Windows_x86 LibreOffice_project/7074905676c47b82bbcfbea1aeefc84afe1c50e1</meta:generator>
    <meta:document-statistic meta:table-count="1" meta:cell-count="235" meta:object-count="0"/>
  </office:meta>
</office:document-meta>
</file>